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ListParagraph" style:family="paragraph"/>
    <style:style style:name="TableColumn16" style:family="table-column">
      <style:table-column-properties style:column-width="6.4868in"/>
    </style:style>
    <style:style style:name="Table15" style:family="table">
      <style:table-properties style:width="6.4868in" fo:margin-left="0.4687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style:vertical-align="baseline" fo:margin-bottom="0in" fo:line-height="100%"/>
    </style:style>
    <style:style style:name="P20" style:parent-style-name="Normal" style:family="paragraph">
      <style:paragraph-properties style:vertical-align="baseline" fo:margin-bottom="0in" fo:line-height="100%"/>
    </style:style>
    <style:style style:name="P21" style:parent-style-name="Normal" style:family="paragraph">
      <style:paragraph-properties style:vertical-align="baseline" fo:margin-bottom="0in" fo:line-height="100%"/>
    </style:style>
    <style:style style:name="P22" style:parent-style-name="Normal" style:family="paragraph">
      <style:paragraph-properties style:vertical-align="baseline" fo:margin-bottom="0in" fo:line-height="100%"/>
    </style:style>
    <style:style style:name="P23" style:parent-style-name="Normal" style:family="paragraph">
      <style:paragraph-properties style:vertical-align="baseline" fo:margin-bottom="0in" fo:line-height="100%"/>
    </style:style>
    <style:style style:name="P24" style:parent-style-name="Normal" style:family="paragraph">
      <style:paragraph-properties style:vertical-align="baseline" fo:margin-bottom="0in" fo:line-height="100%" fo:margin-left="0.6875in" fo:background-color="#FFFFFF">
        <style:tab-stops/>
      </style:paragraph-properties>
    </style:style>
    <style:style style:name="P25" style:parent-style-name="Normal" style:family="paragraph">
      <style:paragraph-properties style:vertical-align="baseline" fo:margin-bottom="0.1666in" fo:line-height="100%" fo:margin-left="0.6875in" fo:background-color="#FFFFFF">
        <style:tab-stops/>
      </style:paragraph-properties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Normal" style:family="paragraph">
      <style:paragraph-properties fo:margin-left="0.25in">
        <style:tab-stops/>
      </style:paragraph-properties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</office:automatic-styles>
  <office:body>
    <office:text text:use-soft-page-breaks="true">
      <text:p text:style-name="P1">JAVA TUTORIAL</text:p>
      <text:p text:style-name="P2">Basic info about java</text:p>
      <text:list text:style-name="LFO1" text:continue-numbering="true">
        <text:list-item>
          <text:p text:style-name="P3"><text:span text:style-name="T4"><text:s/></text:span>Java is write once and run anywhere type of programming language.</text:p>
        </text:list-item>
        <text:list-item>
          <text:p text:style-name="P5">It is object oriented</text:p>
        </text:list-item>
        <text:list-item>
          <text:p text:style-name="P6">Java is everywhere meaning we can develop java web applications, building android apps, software tools and web services using java.</text:p>
        </text:list-item>
        <text:list-item>
          <text:p text:style-name="P7">Java gets huge support from many IDE’s like eclipse, net beans, spring, javaEE, IntelliJ, android studio, javaFX, Jax-rs.</text:p>
        </text:list-item>
        <text:list-item>
          <text:p text:style-name="P8">We cannot go wrong with java as it has great community, numerous articles and amazing tutorials and everything you need.</text:p>
        </text:list-item>
      </text:list>
      <text:p text:style-name="P9">Keywords in java</text:p>
      <text:list text:style-name="LFO2" text:continue-numbering="true">
        <text:list-item>
          <text:p text:style-name="P10">Keywords are reserved words</text:p>
        </text:list-item>
        <text:list-item>
          <text:p text:style-name="P11">Meaning of word, is known to compiler</text:p>
        </text:list-item>
        <text:list-item>
          <text:p text:style-name="P12">Keyword cannot be used as name of variable</text:p>
        </text:list-item>
      </text:list>
      <text:p text:style-name="P13">First java program</text:p>
      <text:list text:style-name="LFO3" text:continue-numbering="true">
        <text:list-item>
          <text:p text:style-name="P14">In any programming language it is always good to start from the basics. The hello world program is the most common program to start with.</text:p>
        </text:list-item>
      </text:list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P19">public class Hello {</text:p>
            <text:p text:style-name="P20">   public static void main(String[] args) {</text:p>
            <text:p text:style-name="P21">       System.out.println("Hello World!");</text:p>
            <text:p text:style-name="P22">   }</text:p>
            <text:p text:style-name="P23">}</text:p>
          </table:table-cell>
        </table:table-row>
      </table:table>
      <text:h text:style-name="P24" text:outline-level="5">Output</text:h>
      <text:p text:style-name="P25">Hello World!</text:p>
      <text:p text:style-name="Normal"/>
      <text:p text:style-name="P26">Variables and datatypes</text:p>
      <text:list text:style-name="LFO3" text:continue-numbering="true">
        <text:list-item>
          <text:p text:style-name="P27">To process and use the data we need to store the data thus to store the data we need some space in the memory. This memory is called as the variable.</text:p>
        </text:list-item>
        <text:list-item>
          <text:p text:style-name="P28">Variable is basically the space in memory.</text:p>
        </text:list-item>
        <text:list-item>
          <text:p text:style-name="P29">So we need to define the type of the variable to allocate the space thus we require the datatype</text:p>
        </text:list-item>
        <text:list-item>
          <text:p text:style-name="P30">The datatype is the type of the data that can be stored in the variable.</text:p>
        </text:list-item>
        <text:list-item>
          <text:p text:style-name="P31">Name of the variables are case sensitive.</text:p>
        </text:list-item>
      </text:list>
      <text:p text:style-name="P32">public static void main(String[] args) {</text:p>
      <text:p text:style-name="P33"><text:tab/>int value1 = 1, value2 = 2;</text:p>
      <text:p text:style-name="P34"><text:tab/>System.out.println(value2);</text:p>
      <text:p text:style-name="P35"><text:s text:c="6"/>}</text:p>
      <text:p text:style-name="P36"/>
      <text:soft-page-break/>
      <text:p text:style-name="P37">Primitive data types</text:p>
      <text:list text:style-name="LFO4" text:continue-numbering="true">
        <text:list-item>
          <text:p text:style-name="P38">The datatypes have its own space occupied in the memory.</text:p>
        </text:list-item>
        <text:list-item>
          <text:p text:style-name="P39">Int has long int and short int which has more and less memory limits compared to int, but int is preferred in java</text:p>
        </text:list-item>
        <text:list-item>
          <text:p text:style-name="P40">Similarly, float has double which has more memory than float and is also precise. In java double is more preferred than float.</text:p>
        </text:list-item>
      </text:list>
      <text:p text:style-name="Normal">Strings</text:p>
      <text:list text:style-name="LFO5" text:continue-numbering="true">
        <text:list-item>
          <text:p text:style-name="P41">Strings is the sequence of variables.</text:p>
        </text:list-item>
        <text:list-item>
          <text:p text:style-name="P42">We can initialise a string variable by using double code.</text:p>
        </text:list-item>
        <text:list-item>
          <text:p text:style-name="P43">String is a class so we can do many operations using string variabl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5" style:display-name="Heading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crayon-m" style:display-name="crayon-m" style:family="text" style:parent-style-name="DefaultParagraphFont"/>
    <style:style style:name="crayon-h" style:display-name="crayon-h" style:family="text" style:parent-style-name="DefaultParagraphFont"/>
    <style:style style:name="crayon-t" style:display-name="crayon-t" style:family="text" style:parent-style-name="DefaultParagraphFont"/>
    <style:style style:name="crayon-e" style:display-name="crayon-e" style:family="text" style:parent-style-name="DefaultParagraphFont"/>
    <style:style style:name="crayon-sy" style:display-name="crayon-sy" style:family="text" style:parent-style-name="DefaultParagraphFont"/>
    <style:style style:name="crayon-v" style:display-name="crayon-v" style:family="text" style:parent-style-name="DefaultParagraphFont"/>
    <style:style style:name="crayon-s" style:display-name="crayon-s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ushal NAIDU</meta:initial-creator>
    <dc:creator>Kushal NAIDU</dc:creator>
    <meta:creation-date>2022-03-24T10:07:00Z</meta:creation-date>
    <dc:date>2022-03-28T15:01:00Z</dc:date>
    <meta:template xlink:href="Normal" xlink:type="simple"/>
    <meta:editing-cycles>1</meta:editing-cycles>
    <meta:editing-duration>PT366840S</meta:editing-duration>
    <meta:document-statistic meta:page-count="2" meta:paragraph-count="3" meta:word-count="291" meta:character-count="1949" meta:row-count="13" meta:non-whitespace-character-count="1661"/>
  </office:meta>
</office:document-meta>
</file>